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67900001DC56F72EEBA.svm"/>
  <manifest:file-entry manifest:media-type="" manifest:full-path="Pictures/20000007000000D500000050CF6EA483.svm"/>
  <manifest:file-entry manifest:media-type="" manifest:full-path="Pictures/20000007000025EF0000136FCCF1260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2.91cm" style:rel-column-width="7421*"/>
    </style:style>
    <style:style style:name="Tabla1.B" style:family="table-column">
      <style:table-column-properties style:column-width="4.286cm" style:rel-column-width="10929*"/>
    </style:style>
    <style:style style:name="Tabla1.C" style:family="table-column">
      <style:table-column-properties style:column-width="18.503cm" style:rel-column-width="4718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Preformatted_20_Text">
      <style:paragraph-properties>
        <style:tab-stops/>
      </style:paragraph-properties>
      <style:text-properties style:font-name="Times New Roman1" fo:font-size="10pt" style:font-name-asian="Courier New" style:font-size-asian="10pt" style:font-name-complex="Courier New" style:font-size-complex="10pt"/>
    </style:style>
    <style:style style:name="P2" style:family="paragraph" style:parent-style-name="Table_20_Contents">
      <style:text-properties style:font-name="Times New Roman1" fo:font-size="10pt" style:font-name-asian="Courier New" style:font-size-asian="10pt" style:font-name-complex="Courier New" style:font-size-complex="10pt"/>
    </style:style>
    <style:style style:name="P3" style:family="paragraph" style:parent-style-name="Table_20_Contents">
      <style:text-properties style:font-name="Times New Roman1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" style:family="paragraph" style:parent-style-name="Table_20_Contents">
      <style:text-properties style:font-name="Times New Roman1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5" style:family="paragraph" style:parent-style-name="Table_20_Contents">
      <style:text-properties style:font-name="Times New Roman1" fo:font-size="10pt" style:font-name-asian="Courier New" style:font-size-asian="10pt" style:font-name-complex="Courier New" style:font-size-complex="10pt"/>
    </style:style>
    <style:style style:name="P6" style:family="paragraph" style:parent-style-name="Table_20_Contents">
      <style:text-properties style:font-name="Times New Roman1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>MODULO</text:p>
          </table:table-cell>
          <table:table-cell table:style-name="Tabla1.A1" office:value-type="string">
            <text:p text:style-name="P3">FUNCIONALIDADES</text:p>
          </table:table-cell>
          <table:table-cell table:style-name="Tabla1.C1" office:value-type="string">
            <text:p text:style-name="P3">DESCRIPCION</text:p>
          </table:table-cell>
        </table:table-row>
        <table:table-row>
          <table:table-cell table:style-name="Tabla1.A2" table:number-rows-spanned="3" office:value-type="string">
            <text:p text:style-name="P3">SEGURIDAD</text:p>
          </table:table-cell>
          <table:table-cell table:style-name="Tabla1.A2" office:value-type="string">
            <text:p text:style-name="P2">PERFILES</text:p>
            <text:p text:style-name="P2"/>
          </table:table-cell>
          <table:table-cell table:style-name="Tabla1.C2" office:value-type="string">
            <text:p text:style-name="P1">Se requiere una funcionalidad para administrar roles (perfiles) para la aplicación. Estos roles funcionaran como los permismos para la utilización (acceso)de funcionalidades.</text:p>
            <text:p text:style-name="P1"/>
            <text:p text:style-name="P1">La entidad se llamrá <text:span text:style-name="T1">Perfil</text:span> y la informacion necesaria es :</text:p>
            <text:p text:style-name="P1"/>
            <text:p text:style-name="P1"><text:span text:style-name="T1">id</text:span>: Long</text:p>
            <text:p text:style-name="P1"><text:span text:style-name="T1">nombre</text:span>: String</text:p>
            <text:p text:style-name="P1"><text:span text:style-name="T1">descripcion</text:span>: String</text:p>
            <text:p text:style-name="P1"/>
            <text:p text:style-name="P1">Se partira de una págia en donde se enlisten todos los perfiles. De ahi se podrá crear un nuevo perfil, editar uno de los enlistados o bien eliminarlo.</text:p>
          </table:table-cell>
        </table:table-row>
        <table:table-row>
          <table:covered-table-cell/>
          <table:table-cell table:style-name="Tabla1.A2" office:value-type="string">
            <text:p text:style-name="P2">USUARIO</text:p>
          </table:table-cell>
          <table:table-cell table:style-name="Tabla1.C2" office:value-type="string">
            <text:p text:style-name="P2">Crear la fucionalidad de administración de usuarios. Los usuarios son las personas que podrán acceder al sistema mediante un nombre de usuario y una clave.</text:p>
            <text:p text:style-name="P2"/>
            <text:p text:style-name="P2">La entidad debe llamarse Usuario. Los datos necesarios son:</text:p>
            <text:p text:style-name="P4"/>
            <text:p text:style-name="P3">id: <text:span text:style-name="T2">Long</text:span></text:p>
            <text:p text:style-name="P3">login: <text:span text:style-name="T2">String</text:span></text:p>
            <text:p text:style-name="P3">clave:<text:span text:style-name="T2"> String</text:span></text:p>
            <text:p text:style-name="P3">activo:<text:span text:style-name="T2"> Boolean</text:span></text:p>
            <text:p text:style-name="P3">cedula: <text:span text:style-name="T2">String</text:span></text:p>
            <text:p text:style-name="P3">nombres: <text:span text:style-name="T2">String</text:span></text:p>
            <text:p text:style-name="P3">apellidos: <text:span text:style-name="T2">String</text:span></text:p>
            <text:p text:style-name="P3">perfiles : <text:span text:style-name="T2">Set&lt;Pefil&gt;</text:span></text:p>
          </table:table-cell>
        </table:table-row>
        <table:table-row>
          <table:covered-table-cell/>
          <table:table-cell table:style-name="Tabla1.A2" office:value-type="string">
            <text:p text:style-name="P2">OPCIONES</text:p>
          </table:table-cell>
          <table:table-cell table:style-name="Tabla1.C2" office:value-type="string">
            <text:p text:style-name="P2">Se necesita que el usuario que ingrese al sistema tenga un menu de opciones, el mismo que debe crearse dinámicamnete deacuerdo a los perimos (perfiles) que tenga el usuario. Por lo tanto se creará una página para administar los mismos, perimitiendo la creacion, edición y eliminiación, para ello se debe considerar:</text:p>
            <text:p text:style-name="P2"/>
            <text:p text:style-name="P2">- La entidad se llamará <text:span text:style-name="T1">Opcion</text:span> y tendrá la siguiente información:</text:p>
            <text:p text:style-name="P2"/>
            <text:p text:style-name="P2"><text:span text:style-name="T1">id</text:span>: Long</text:p>
            <text:p text:style-name="P2"><text:span text:style-name="T1">etiqueta</text:span>: String</text:p>
            <text:p text:style-name="P2"><text:span text:style-name="T1">url</text:span>: String</text:p>
            <text:p text:style-name="P2"><text:span text:style-name="T1">titulo</text:span>: String</text:p>
            <text:p text:style-name="P2"><text:span text:style-name="T1">padre</text:span>: Opcio</text:p>
            <text:p text:style-name="P2"><text:span text:style-name="T1">perfiles</text:span>: Set&lt;Perfile&gt;</text:p>
            <text:p text:style-name="P2"><text:soft-page-break/></text:p>
            <text:p text:style-name="P2">- La pantalla de lista de opciones presentará las mismas en un árbol (tree) según sean las opciones padres e hijos.</text:p>
            <text:p text:style-name="P2">- Al hacer clic sobre una opción esta será mostrada como seleccionada. Y sobre esta opción se podrá hacer las acciones de edicion, eliminacion y creación de una nueva opcion tomando como referencia (padre) a la misma.</text:p>
            <text:p text:style-name="P2">- En la edición de uns opción se debe permitir elegir unicamente los perfiles asignados a la opcion padre y si no tienen padre se listaran todos los perfiles.</text:p>
          </table:table-cell>
        </table:table-row>
        <table:table-row>
          <table:table-cell table:style-name="Tabla1.A2" office:value-type="string">
            <text:p text:style-name="P3">DETECCIONES</text:p>
          </table:table-cell>
          <table:table-cell table:style-name="Tabla1.A2" office:value-type="string">
            <text:p text:style-name="P2"/>
          </table:table-cell>
          <table:table-cell table:style-name="Tabla1.C2" office:value-type="string">
            <text:p text:style-name="P2">Las deteccioes son cada una de las veces que un adolescente infractor es arrestado.</text:p>
            <text:p text:style-name="P2">Para ello se usará la entidad FichaPersonal y Detenccion. La ficha tiene informacion del detenido y la lista de detenciones.</text:p>
            <text:p text:style-name="P2"/>
            <text:p text:style-name="P2"/>
            <text:p text:style-name="P2">Se necesita una funcionalidad para buscar los adolescentes detenidos <text:s/>(es decir las fichas en donde el adolescente cumpla los croterios de busqeda) ya sea por nombres, apellidos, representantes, etc.</text:p>
            <text:p text:style-name="P2"/>
            <text:p text:style-name="P2"><draw:frame draw:style-name="fr1" draw:name="gráficos1" text:anchor-type="paragraph" svg:width="0.213cm" svg:height="0.079cm" draw:z-index="0"><draw:image xlink:href="Pictures/20000007000000D500000050CF6EA483.svm" xlink:type="simple" xlink:show="embed" xlink:actuate="onLoad"/></draw:frame><draw:frame draw:style-name="fr1" draw:name="gráficos2" text:anchor-type="paragraph" svg:width="0.213cm" svg:height="0.079cm" draw:z-index="1"><draw:image xlink:href="Pictures/20000007000000D500000050CF6EA483.svm" xlink:type="simple" xlink:show="embed" xlink:actuate="onLoad"/></draw:frame>Y se necesita una funcionalidad para editar la ficha personal.</text:p>
            <text:p text:style-name="P2"/>
            <text:p text:style-name="P2">Para las vistas basarse en la siguiente images:</text:p>
            <text:p text:style-name="P3">Busqueda:</text:p>
            <text:p text:style-name="P2"/>
            <text:p text:style-name="P2"><draw:frame draw:style-name="fr1" draw:name="gráficos3" text:anchor-type="paragraph" svg:width="13.945cm" svg:height="7.622cm" draw:z-index="2"><draw:image xlink:href="Pictures/200000070000367900001DC56F72EEBA.svm" xlink:type="simple" xlink:show="embed" xlink:actuate="onLoad"/></draw:frame></text:p>
            <text:p text:style-name="P2"/>
            <text:p text:style-name="P2"/>
            <text:p text:style-name="P2"><text:soft-page-break/><text:span text:style-name="T1">Edicion</text:span>: (Iran las fichas: Datos Personales, Padre, Madre, Representante y Detencciones <text:s/>)</text:p>
            <text:p text:style-name="P2"><draw:frame draw:style-name="fr2" draw:name="gráficos4" text:anchor-type="paragraph" svg:x="4.3cm" svg:y="0cm" svg:width="9.71cm" svg:height="4.974cm" draw:z-index="3"><draw:image xlink:href="Pictures/20000007000025EF0000136FCCF1260A.svm" xlink:type="simple" xlink:show="embed" xlink:actuate="onLoad"/></draw:frame></text:p>
            <text:p text:style-name="P2"/>
            <text:p text:style-name="P2">En cuando a los datos personales, padre, madre y representante se debe permitir hacer una busqueda de personas y asignales a la ficha (recuerde que padre, madre y representante son atributos de persona).</text:p>
            <text:p text:style-name="P2"/>
            <text:p text:style-name="P2">Y en lo referente a las detencioes se presentar una tabla con la detenciiones ordenadas por fecha en forma descendente y se podra crear una nueva detencion (no se permitira la edicion ni eliminacion cuando ya tenga un id &gt; 0).</text:p>
          </table:table-cell>
        </table:table-row>
        <table:table-row>
          <table:table-cell table:style-name="Tabla1.A2" office:value-type="string">
            <text:p text:style-name="P3">ACTIVIDADE</text:p>
          </table:table-cell>
          <table:table-cell table:style-name="Tabla1.A2" office:value-type="string">
            <text:p text:style-name="P2"/>
          </table:table-cell>
          <table:table-cell table:style-name="Tabla1.C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3">TESTS</text:p>
          </table:table-cell>
          <table:table-cell table:style-name="Tabla1.A2" office:value-type="string">
            <text:p text:style-name="P2"/>
          </table:table-cell>
          <table:table-cell table:style-name="Tabla1.C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2"/>
          </table:table-cell>
          <table:table-cell table:style-name="Tabla1.C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2"/>
          </table:table-cell>
          <table:table-cell table:style-name="Tabla1.C2" office:value-type="string">
            <text:p text:style-name="P2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2S</meta:editing-duration>
    <meta:editing-cycles>21</meta:editing-cycles>
    <meta:generator>OpenOffice.org/3.3$Win32 OpenOffice.org_project/330m20$Build-9567</meta:generator>
    <dc:date>2011-10-19T21:38:47.86</dc:date>
    <dc:creator>Personal Personal</dc:creator>
    <meta:document-statistic meta:table-count="1" meta:image-count="4" meta:object-count="0" meta:page-count="3" meta:paragraph-count="46" meta:word-count="457" meta:character-count="2841"/>
    <meta:user-defined meta:name="Info 1"/>
    <meta:user-defined meta:name="Info 2"/>
    <meta:user-defined meta:name="Info 3"/>
    <meta:user-defined meta:name="Info 4"/>
  </office:meta>
</office:document-meta>
</file>